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2.3173in"/>
    </style:style>
    <style:style style:name="co7" style:family="table-column">
      <style:table-column-properties fo:break-before="auto" style:column-width="3.3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33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3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33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33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33"/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Life or Death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90625" calcext:value-type="percentage">
            <text:p>90.63%</text:p>
          </table:table-cell>
          <table:table-cell table:style-name="ce17" table:formula="of:=SUMPRODUCT([.C6:.C28];[.$J6:.$J28])/4/SUM([.C6:.C28])" office:value-type="percentage" office:value="0.892857142857143" calcext:value-type="percentage">
            <text:p>89.29%</text:p>
          </table:table-cell>
          <table:table-cell table:style-name="ce17" table:formula="of:=SUMPRODUCT([.D6:.D28];[.$J6:.$J28])/4/SUM([.D6:.D28])" office:value-type="percentage" office:value="0.928030303030303" calcext:value-type="percentage">
            <text:p>92.80%</text:p>
          </table:table-cell>
          <table:table-cell table:style-name="ce17" table:formula="of:=SUMPRODUCT([.E6:.E28];[.$J6:.$J28])/4/SUM([.E6:.E28])" office:value-type="percentage" office:value="0.897058823529412" calcext:value-type="percentage">
            <text:p>89.71%</text:p>
          </table:table-cell>
          <table:table-cell table:style-name="ce17" table:formula="of:=SUMPRODUCT([.F6:.F28];[.$J6:.$J28])/4/SUM([.F6:.F28])" office:value-type="percentage" office:value="0.964285714285714" calcext:value-type="percentage">
            <text:p>96.43%</text:p>
          </table:table-cell>
          <table:table-cell table:style-name="ce17" table:formula="of:=SUMPRODUCT([.G6:.G28];[.$J6:.$J28])/4/SUM([.G6:.G28])" office:value-type="percentage" office:value="0.95" calcext:value-type="percentage">
            <text:p>95.00%</text:p>
          </table:table-cell>
          <table:table-cell table:style-name="ce17" table:formula="of:=SUMPRODUCT([.H6:.H28];[.$J6:.$J28])/4/SUM([.H6:.H28])" office:value-type="percentage" office:value="0.9375" calcext:value-type="percentage">
            <text:p>93.75%</text:p>
          </table:table-cell>
          <table:table-cell table:style-name="ce17" table:formula="of:=SUMPRODUCT([.I6:.I28];[.$J6:.$J28])/4/SUM([.I6:.I28])" office:value-type="percentage" office:value="0.875" calcext:value-type="percentage">
            <text:p>87.5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Losowe elementy w poziomach i skrytkach, jednak niektóre części mogą być przewidywalne (zagadki, wrogowie, stałe pokoj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Jest trwałe konsekwencje, takie jak utrata wszystkich punktów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Każda komenda odpowiada jednemu ruchow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Plansza jest oparta na siat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Wszystkie elementy są dostępne na jednym ekranie, bez konieczności wchodzenia w osobny tryb <text:s text:c="6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Wiele elementów i interakcji (walka, zbieranie zasobów, rozwiązywanie zagadek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Istnieje system ekwipunku z różnorodnymi przedmiotami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Walka jest aktywna i wymaga strategii, ale może wymagać większej różnorodności w atakach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Dużo możliwości eksploracji (tajne pokoje, różne skrytki , przedmioty do odkrycia)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 jest skoncentrowana na pojedynczym bohaterze – Marku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ce20" table:number-columns-repeated="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Większość z nich jest podobna, ale są takie, które są w zasięgu mocy lub jeszcze nie są możliwe dla bohatera (сienie, statua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Wiele wyborów wymaga taktycznego podejścia – jak walczyć, którego towarzysza zabrać, które drzwi otworzyć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Interfejs oparty na ASCI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Gra rozgrywa się w świątynia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 silnie bazuje na liczbach: zdrowie, punkty psychiczne, statystyki przedmiotów 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<text:s/>Gracz ma wiele opcji i ścieżek, ale czasami wszystko sprowadza się do pokoju wyborów na danym poziomie <text:s text:c="6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<text:s/>Bogaty świat z <text:s/>przedmiotami, przeciwnikami, towarzyszami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Wyniki walki i eksploracji mają elementy losowośc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Postać rozwija się, zwiększając siłę i moc duchową po zdobyciu doświadcze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Historia, wybory moralne i zarządzanie stanem psychicznym daje imersj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Celem gry jest dotarcie na szczyt góry i zdobycie leku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1" number:min-decimal-places="1" number:min-integer-digits="1" number:grouping="true"/>
    </number:number-style>
    <number:percentage-style style:name="N13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3:01:09.643381212</meta:creation-date>
    <dc:date>2024-10-21T01:15:33.750789754</dc:date>
    <meta:editing-duration>PT2H1M51S</meta:editing-duration>
    <meta:editing-cycles>24</meta:editing-cycles>
    <meta:generator>LibreOffice/24.2.6.2$Linux_X86_64 LibreOffice_project/420$Build-2</meta:generator>
    <meta:document-statistic meta:table-count="1" meta:cell-count="172" meta:object-count="0"/>
  </office:meta>
</office:document-meta>
</file>